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1424" officeooo:paragraph-rsid="00091424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officeooo:rsid="00091424" officeooo:paragraph-rsid="00091424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fo:font-weight="normal" officeooo:rsid="00091424" officeooo:paragraph-rsid="00091424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91424" officeooo:paragraph-rsid="00091424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96e6f" officeooo:paragraph-rsid="00096e6f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91424" officeooo:paragraph-rsid="00091424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96e6f" officeooo:paragraph-rsid="00096e6f" style:font-size-asian="10.5pt" style:font-weight-asian="bold" style:font-size-complex="12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officeooo:rsid="00096e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P1 : Réseaux et Télécoms</text:p>
      <text:p text:style-name="P2">RAPPORT</text:p>
      <text:p text:style-name="P3"/>
      <text:p text:style-name="P4"><text:span text:style-name="T1">Objectif du TP</text:span><text:span text:style-name="T2"> : </text:span>Constituer deux réseaux de 6 machines puis les relier par une machine passerelle.</text:p>
      <text:p text:style-name="P4"/>
      <text:p text:style-name="P6">Partie Théorique :</text:p>
      <text:p text:style-name="P6"/>
      <text:p text:style-name="P4">On souhaite tout d’abord faire un premier réseau constitué de 6 machines, au niveau physique on a besoin de relier les 6 machines à un Hub ou à un Switch à l’aide de câbles ethernet RJ45, au niveau logiciel il faut configurer les interfaces réseau de chaque machine :</text:p>
      <text:p text:style-name="P4"/>
      <text:p text:style-name="P4"><text:tab/>L’adresse MAC : d’une taille de 6 octets cette adresse identifie physiquement une carte <text:tab/>réseau.</text:p>
      <text:p text:style-name="P4"/>
      <text:p text:style-name="P4"><text:tab/><text:span text:style-name="T3">L’adresse IP : sur 4 octets (ipv4) cette adresse identifie l’interface sur le réseau :</text:span></text:p>
      <text:p text:style-name="P4"/>
      <text:p text:style-name="P4"><text:tab/><text:span text:style-name="T3">On cherche d’abord à identifier le réseau selon un certain format, il existe différentes <text:tab/> <text:tab/>classes d’adresses réseau selon le nombre de machines que le réseau comporte.</text:span></text:p>
      <text:p text:style-name="P4"><text:tab/><text:span text:style-name="T3">Ce réseau est identifié dans l’adresse IP sur un certain nombres d’octets puis la machine est </text:span></text:p>
      <text:p text:style-name="P4"><text:tab/><text:span text:style-name="T3">à son tour identifiée par les octets restants.</text:span></text:p>
      <text:p text:style-name="P4"><text:tab/><text:span text:style-name="T3">Pour connaître la classe d’adresse réseau utilisée l’interface a besoin du masque de sous-<text:tab/>réseau.</text:span></text:p>
      <text:p text:style-name="P4"/>
      <text:p text:style-name="P5">On doit ensuite transporter le message d’une machine à une autre :</text:p>
      <text:p text:style-name="P5"/>
      <text:p text:style-name="P5">Passerelle :</text:p>
      <text:p text:style-name="P5"/>
      <text:p text:style-name="P7">Partie Pratique :</text:p>
      <text:p text:style-name="P7"/>
      <text:p text:style-name="P5"/>
      <text:p text:style-name="P7">Sujet détaillé : « exemple »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0T14:53:48.111522317</meta:creation-date>
    <dc:date>2017-10-10T15:14:33.606004794</dc:date>
    <meta:editing-duration>PT10M5S</meta:editing-duration>
    <meta:editing-cycles>1</meta:editing-cycles>
    <meta:document-statistic meta:table-count="0" meta:image-count="0" meta:object-count="0" meta:page-count="1" meta:paragraph-count="15" meta:word-count="193" meta:character-count="1133" meta:non-whitespace-character-count="944"/>
    <meta:generator>LibreOffice/5.4.1.2$Linux_X86_64 LibreOffice_project/40m0$Build-2</meta:generator>
  </office:meta>
</office:document-meta>
</file>